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variant="normal" fo:text-transform="none" fo:color="#000000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weight="normal"/>
    </style:style>
    <style:style style:name="P10" style:family="paragraph" style:parent-style-name="Standard">
      <style:text-properties fo:color="#ff0000" style:text-underline-style="none" fo:font-weight="normal" style:font-weight-asian="normal" style:font-weight-complex="normal"/>
    </style:style>
    <style:style style:name="P1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Heading_20_2" style:master-page-name="">
      <style:paragraph-properties fo:margin-top="0.42cm" fo:margin-bottom="0cm" style:page-number="auto"/>
      <style:text-properties fo:font-variant="normal" fo:text-transform="none" fo:color="#000000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Heading_20_3">
      <style:paragraph-properties fo:margin-top="0.42cm" fo:margin-bottom="0cm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style="italic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fo:color="#000000" style:font-name="Times New Roman" fo:font-size="12pt" fo:letter-spacing="normal" style:text-underline-style="solid" style:text-underline-width="auto" style:text-underline-color="font-color" style:font-size-asian="12pt" style:font-size-complex="12pt"/>
    </style:style>
    <style:style style:name="T19" style:family="text">
      <style:text-properties style:font-style-asian="normal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none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inführung <text:s/>in <text:s/>CSS <text:s/>(03_Struktur)</text:p>
      <text:p text:style-name="P1"/>
      <text:p text:style-name="P1">Beispiele sind alle auf der w3schools Webseite unter CSS: <text:tab/><text:tab/><text:tab/><text:a xlink:type="simple" xlink:href="https://www.w3schools.com/css/default.asp" text:style-name="Internet_20_link" text:visited-style-name="Visited_20_Internet_20_Link"><text:span text:style-name="T7">https://www.w3schools.com/css/default.asp</text:span></text:a></text:p>
      <text:p text:style-name="P4"/>
      <text:p text:style-name="P4"/>
      <text:p text:style-name="P1"><text:span text:style-name="T2">Was bedeutet Box Modell? </text:span>→ Links Thema:<text:span text:style-name="T6"> CSS Box Modell</text:span></text:p>
      <text:p text:style-name="P1"/>
      <text:p text:style-name="P4">________________________________________________________________________________</text:p>
      <text:p text:style-name="P5"/>
      <text:p text:style-name="P5">Was ist Margin?</text:p>
      <text:p text:style-name="P1"/>
      <text:p text:style-name="P4">________________________________________________________________________________</text:p>
      <text:p text:style-name="P5"/>
      <text:p text:style-name="P5">Was ist Padding?</text:p>
      <text:p text:style-name="P1"/>
      <text:p text:style-name="P4">________________________________________________________________________________</text:p>
      <text:p text:style-name="P4"/>
      <text:p text:style-name="P5">Auf was bezieht sich width und height im Boxen Modell?</text:p>
      <text:p text:style-name="P1"/>
      <text:p text:style-name="P4">________________________________________________________________________________</text:p>
      <text:p text:style-name="P4"/>
      <text:p text:style-name="P5">Wieviel Platz braucht ein HTML-Element mit gg. margin, padding, und border-width und height?</text:p>
      <text:p text:style-name="P1"/>
      <text:p text:style-name="P4">________________________________________________________________________________</text:p>
      <text:p text:style-name="P4"/>
      <text:p text:style-name="P5">Welcher Bereich des Boxen Modells wird von der Hintergrundfarbe gefüllt?</text:p>
      <text:p text:style-name="P5"><text:tab/><text:tab/><text:tab/><text:tab/><text:tab/><text:tab/><text:tab/><text:tab/><text:span text:style-name="T20">→ Links Thema:</text:span><text:span text:style-name="T21"> CSS <text:s/>Background</text:span></text:p>
      <text:p text:style-name="P4"/>
      <text:p text:style-name="P4"/>
      <text:p text:style-name="P4">________________________________________________________________________________</text:p>
      <text:p text:style-name="P4"/>
      <text:p text:style-name="P5">Wie füllt ein Bild als Hintergrund der Webseite?</text:p>
      <text:p text:style-name="P4"/>
      <text:p text:style-name="P4">________________________________________________________________________________</text:p>
      <text:p text:style-name="P4"/>
      <text:p text:style-name="P5">Wie füllt man die Webseite mit dem Hintergrundbild nur horizontal oder vertical – oder zeigt das Hintergrundbild nur einmal?<text:tab/> </text:p>
      <text:p text:style-name="P9"><text:span text:style-name="T5"><text:tab/><text:tab/>→ </text:span><text:span text:style-name="T13">Try it Yourself</text:span><text:span text:style-name="T10"> unter:</text:span><text:span text:style-name="T22"> </text:span><text:span text:style-name="T14">Background Image - Repeat Horizontally or Vertically</text:span></text:p>
      <text:p text:style-name="P5"/>
      <text:p text:style-name="P4">________________________________________________________________________________</text:p>
      <text:p text:style-name="P4"/>
      <text:p text:style-name="P4">________________________________________________________________________________</text:p>
      <text:p text:style-name="P4"/>
      <text:p text:style-name="P5">Wie positioniert man ein Hintergundbild rechts oben?</text:p>
      <text:p text:style-name="P5"><text:span text:style-name="T14"><text:tab/><text:tab/><text:tab/></text:span><text:span text:style-name="T16">→ </text:span><text:span text:style-name="T12">Try it Yourself</text:span><text:span text:style-name="T14"> unter</text:span><text:span text:style-name="T14">: </text:span><text:span text:style-name="T15">Background Image - Set position and no-repeat</text:span></text:p>
      <text:p text:style-name="P1"/>
      <text:p text:style-name="P5">________________________________________________________________________________</text:p>
      <text:p text:style-name="P5">Wie fixiert man das Hintergrundbild für das runter scrollen?</text:p>
      <text:p text:style-name="P1"><text:span text:style-name="T17"><text:tab/><text:tab/><text:tab/>→ </text:span><text:span text:style-name="T12">Try it Yourself</text:span><text:span text:style-name="T14"> unter</text:span><text:span text:style-name="T14">: </text:span><text:span text:style-name="T17">Background Image - Fixed position</text:span></text:p>
      <text:p text:style-name="P5"/>
      <text:p text:style-name="P5">________________________________________________________________________________</text:p>
      <text:p text:style-name="P1"><text:soft-page-break/><text:span text:style-name="T2">Was ist der Unterschied zwischen Block und Inline Element? <text:s/>→ Links Thema:</text:span><text:span text:style-name="T3"> CSS Display</text:span></text:p>
      <text:p text:style-name="P1"/>
      <text:p text:style-name="P7">________________________________________________________________________________</text:p>
      <text:p text:style-name="P1"/>
      <text:p text:style-name="P7">________________________________________________________________________________</text:p>
      <text:p text:style-name="P7"/>
      <text:p text:style-name="Standard"><text:span text:style-name="T4">Was bewirkt die Eigenschaft 'display'? → </text:span><text:span text:style-name="T11">Try it Yourself</text:span><text:span text:style-name="T9"> unter Override The Default Display Value</text:span></text:p>
      <text:p text:style-name="P1"/>
      <text:p text:style-name="P7">________________________________________________________________________________</text:p>
      <text:p text:style-name="P7"/>
      <text:p text:style-name="P5">Was passiert wenn man jetzt im Inline <text:s/>Element ein Block Element schachtelt?</text:p>
      <text:p text:style-name="P5"/>
      <text:p text:style-name="P5">________________________________________________________________________________</text:p>
      <text:h text:style-name="P12" text:outline-level="2">Was bewirkt die Einstellung 'display: none;'? </text:h>
      <text:h text:style-name="P13" text:outline-level="3"><text:span text:style-name="T1"><text:s/>→ </text:span><text:span text:style-name="T8">Try it Yourself</text:span><text:span text:style-name="T19"> unter </text:span>Hide an Element - display:none or visibility:hidden?</text:h>
      <text:p text:style-name="P5"/>
      <text:p text:style-name="P5"/>
      <text:p text:style-name="P5">________________________________________________________________________________</text:p>
      <text:p text:style-name="P5"/>
      <text:p text:style-name="P5">Was bewirkt <text:s/><text:span text:style-name="T16">die Einstellung 'visibility:hidden;'?</text:span></text:p>
      <text:p text:style-name="P5"/>
      <text:p text:style-name="P8">________________________________________________________________________________</text:p>
      <text:p text:style-name="P8"/>
      <text:p text:style-name="P8">Wie breit ist ein Element ohne Angabe von der Breite durch 'width'?</text:p>
      <text:p text:style-name="P8"><text:tab/><text:tab/><text:tab/><text:tab/><text:tab/><text:tab/><text:tab/><text:tab/><text:span text:style-name="T20">→ Links Thema: </text:span><text:span text:style-name="T21">CSS Max-Width</text:span></text:p>
      <text:p text:style-name="P8"/>
      <text:p text:style-name="P8">________________________________________________________________________________</text:p>
      <text:p text:style-name="P1"/>
      <text:p text:style-name="P5">Was bewirkt die Einstellung 'width: auto' ? (mit einem oder zwei Werten)</text:p>
      <text:p text:style-name="P1"/>
      <text:p text:style-name="P1">________________________________________________________________________________</text:p>
      <text:p text:style-name="P1"/>
      <text:p text:style-name="P5">Was ist der Unterschied zwischen width und max-width?</text:p>
      <text:p text:style-name="P1"/>
      <text:p text:style-name="P1">________________________________________________________________________________</text:p>
      <text:p text:style-name="P1"/>
      <text:p text:style-name="P5">Wie können Elemente mit der Eigenschaft 'float' fliessen?</text:p>
      <text:p text:style-name="P11"><text:tab/><text:tab/><text:tab/><text:tab/><text:tab/><text:tab/><text:tab/><text:tab/><text:span text:style-name="T16">→ Links Thema:</text:span><text:span text:style-name="T18">CSS Float</text:span></text:p>
      <text:p text:style-name="P6"/>
      <text:p text:style-name="P6">________________________________________________________________________________</text:p>
      <text:p text:style-name="P6"/>
      <text:p text:style-name="P5">Wie schaltet man das Fliessen aus?</text:p>
      <text:p text:style-name="P6"/>
      <text:p text:style-name="P6">________________________________________________________________________________</text:p>
      <text:p text:style-name="P6"/>
      <text:p text:style-name="P6"/>
      <text:p text:style-name="P6"/>
      <text:p text:style-name="P6">Übungsblatt: 03UB_Struktur</text:p>
      <text:p text:style-name="P2"/>
      <text:p text:style-name="P2"/>
      <text:p text:style-name="P2"/>
      <text:p text:style-name="P2"><text:soft-page-break/></text:p>
      <text:p text:style-name="P2"/>
      <text:p text:style-name="P4">Themen:</text:p>
      <text:p text:style-name="P4"/>
      <text:p text:style-name="P1"/>
      <text:p text:style-name="P1">padding</text:p>
      <text:p text:style-name="P1">margin</text:p>
      <text:p text:style-name="P1">background</text:p>
      <text:p text:style-name="P1">max-width</text:p>
      <text:p text:style-name="P10">display</text:p>
      <text:p text:style-name="P1">float</text:p>
      <text:p text:style-name="P1">cle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937cm" fo:text-indent="-0.762cm" fo:margin-left="3.93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191cm" fo:text-indent="-1.016cm" fo:margin-left="4.19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699cm" fo:text-indent="-1.524cm" fo:margin-left="4.69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953cm" fo:text-indent="-1.778cm" fo:margin-left="4.95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207cm" fo:text-indent="-2.032cm" fo:margin-left="5.20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5.461cm" fo:text-indent="-2.286cm" fo:margin-left="5.46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969cm" fo:text-indent="-2.794cm" fo:margin-left="5.96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223cm" fo:text-indent="-3.048cm" fo:margin-left="6.22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09-30T20:32:55.06</meta:creation-date>
    <dc:date>2017-10-02T16:27:32.54</dc:date>
    <dc:creator>Yvonne Fitzgerald</dc:creator>
    <meta:editing-duration>PT6H12M12S</meta:editing-duration>
    <meta:editing-cycles>32</meta:editing-cycles>
    <meta:generator>OpenOffice/4.1.1$Win32 OpenOffice.org_project/411m6$Build-9775</meta:generator>
    <meta:document-statistic meta:table-count="0" meta:image-count="0" meta:object-count="0" meta:page-count="3" meta:paragraph-count="60" meta:word-count="296" meta:character-count="3600"/>
  </office:meta>
</office:document-meta>
</file>